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Hyperlink" style:data-style-name="N0">
      <style:table-cell-properties fo:background-color="transparent"/>
      <style:text-properties fo:color="#0563C1" style:text-underline-style="solid" style:text-underline-type="single"/>
    </style:style>
    <style:style style:name="ce7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7.064375cm" style:use-optimal-column-width="true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6.801041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number-columns-repeated="16381" table:default-cell-style-name="ce5"/>
        <table:table-row table:style-name="ro1">
          <table:table-cell office:value-type="string" table:style-name="ce2">
            <text:p>IMAGE LINK</text:p>
          </table:table-cell>
          <table:table-cell office:value-type="string" table:style-name="ce3">
            <text:p>Checked?</text:p>
          </table:table-cell>
          <table:table-cell office:value-type="string" table:style-name="ce3">
            <text:p>Corrected?</text:p>
          </table:table-cell>
          <table:table-cell office:value-type="string" table:style-name="ce3">
            <text:p>Notes: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4">
            <text:p>5thEpisod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ActionMachine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drenix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gathodem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irstrikeMark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lienvsPredator2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lliedMarines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lternate/GibDeath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eeds correcting at JS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mmoSatchel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6">
            <text:p>Amulets&amp;Armor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eeds correcting at JS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nachronox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nkhofLif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postas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pprenticeofDSpari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rbalestotAncien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rchonofHe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rmorSe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rxFatalis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SMDShockRif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ugmentedArachnotr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abyCacodem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akersLegacy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aphometsEy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eyes -&gt; baphometseyes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achUmbrella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rename from Umbrella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headedKamikaz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ioSpher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ackandGreenTextures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ood1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ood2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oodGhos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oodlustSpher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oodyChai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ookoftheDea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ootsoftheNorth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racersofForc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ronzeLigh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RP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ulletKi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urningCorpse(Doom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urningCorpse(Hexen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utcher(Gun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colanter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cti(slim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ctu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ge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gesTexturePackVol2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ellKi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eramicPotter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handelier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hasm-TheRiftBeta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hasm-TheRift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heshireCacodem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hicke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ind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laymoreMin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lockTowerBe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loud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omputerMachin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oreTentac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ounterstrike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owSkull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rimsonBanne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rusadersOfMight&amp;Magic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ultoftheSerpentStaff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yClone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aggerfallSkelet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aggerfall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aikatana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amageandLowHealthEffec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is a jpg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arkBas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arkForce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BIGFONTPlai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ad/SwampTre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eed to change JSON!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eadCorvu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constructIndustrial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monicDron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monicPowerDow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scentI&amp;II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eed to change JSON!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evastato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viationLaunch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vilWorm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ogen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isciple(withmelee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25SS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oom3BloodDecal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3Keycard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64Ligh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64TextureVarian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64Torch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PotpourriTex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RPGGhou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SmallfontSquar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oomTerrainSplash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TexturesforDoomII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ubleBladedChainsaw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rDoctor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alBarrelLaserRif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keNukem3D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keNukemAtomic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keNukemBi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keNukemSma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sk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goSmash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mb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meraldAmule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emyDolls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forc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hancedCacodem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lighteningBi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lighteningSma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rratic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ternalDoomResourc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xplosionsnStuff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xplosiveSuperShot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at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nalDoom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REBLUTorch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rePillars(Doom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rePillars(Hexen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rePillars(Strife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reSerpen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stsofFur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lare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leshFeast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leshPilla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leshSpaw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loorandCeilingLanter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lyKin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o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odBarrel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rcefieldLaserbeam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rmerScientistsPack2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untainofRejuvenati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reezeRif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rostFan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usionArachno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ardenTre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argoyleWin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atlingLas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hostbustersDoomTex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lassTechPilla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oldenFleeceSheep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othic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Gray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GrenadeLaunch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adesElementa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alfCutSoldi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alf-Lif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andoftheWraith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adlessZombieScientis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avyCarbineZombiema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avyChain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avyMetalFAKKII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llBas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reticIITextures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xenII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xenTree&amp;LeafVarian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?? Probably needs changing at source ad has ampersand…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conoftheRave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fon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dBi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fon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dCondense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fon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dShadowe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fon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DTex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dUpp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dUpperBol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KPack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mpalerCrossbow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mprovedDBigFont+Varian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nPursuitofGreed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onspra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ronCrossbow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WadBrightmap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Juggernau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KarasawaZombi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Kingpin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Knif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aboratoryGlas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ameduk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argeBloodContain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aserArena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ava&amp;MudGolem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vaba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avaFlow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egendoftheSevenPaladi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ightColumnVariatio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imestoneCaveFormatio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iquidFountai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ordofHeres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ycanthrop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60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chine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chinegunZombiema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geslayerTextures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gicalDron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gicSpark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gnetSaw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lic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pDevelopment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rbleColum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rineCorps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rineSupply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?? MarineStuff.png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ars3D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skofTerro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xPayne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edieval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ementwoBi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ementwoSma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inecraftia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ini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iniplicit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onsterHea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ortiser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ysteriesotSithTex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ailbor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ailborgCommando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ail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ecrodomeBarrel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ecrodomeRock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ightmareAnimations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ightmar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MNCorpVol1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MNCorpVol2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oir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oughtPointFou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uclearMissileLaunch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Ogro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OilBarre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Outlaw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almtrees(burntstumps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almtre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atchedUp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entacleofProjecti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ipeBomb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lasmaBeam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lasma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lasmaRepeat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otionofFireResistanc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otionVarian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owerslav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owerUpRingSpawne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SXFireSki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syren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ump-ActionShot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Quad-ShotgunZombi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Quake2Sma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QuakeIIChain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QuakeIII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QuakeII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QuakeI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Quiver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adix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ainSimp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ecoloredDoom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edneckRampage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eturnToCastleWolfenstein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evolver(PS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ingofRegenerati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ingoftheOw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iotNerveGasLaunch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iseoftheTriad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ocketPi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ocketZombi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ocketZombieII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omerosDoomDumpGor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ailorScout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awedOff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epterofSoul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amsScreamsScream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ollofHellfir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eawee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eekerBazooka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hadowCaster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hadowWarrior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harkwithLas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hellKi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hirtlessBeheadedMarin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ide-By-SideShot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ilver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implyUnrea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ingleBarrelShot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inisterMachin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kullCand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mallBloodContain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malltrees&amp;bush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M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oldierOfFortun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olidSnakeBi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olidSnakeSma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oulSpawne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parkleSpawne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park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PAS-12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pellBind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ainedGlassWindow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alagmitesandStalactit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arTrekEliteForceTex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atusRepor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atusReportBi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eam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rifeBloodyColum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rongholdPowerPa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uperShiel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uperShotgun(KDiZD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SystemShock2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SystemShock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alismanoftheDepth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echGizmo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eeveeGol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ekWar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eleportSmokeSpawner.png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5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eslaCann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heCircl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hunderFX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hunderPorta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oile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omeoftheForsake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omeoftheUnhol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ooMuchBrown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orchVariatio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lightvariations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ormentstein3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orturedBar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UberMini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UndeadKnight(dualaxe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UnderwaterBubbl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Undying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Unmak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UnmakerZombi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UsefulDoomEdi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UDET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UsefulFlat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UTNTPyro-Cann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Uzi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VariousDoomKey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WallTorch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WandofEmbe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WarlordofHe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WinchesterYellowbo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Win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Witchaven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WolfensteinGor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WolfHow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SOUND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Wraith(D3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XtraLite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YellowLamp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OK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ZDoom2012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ZDoom2012Bi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ZDoom2012Upp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ZombieHenchma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ZombiemanRif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ZombiePlasmaScientis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number-rows-repeated="1048225" table:style-name="ro1">
          <table:table-cell table:number-columns-repeated="16384"/>
        </table:table-row>
      </table:table>
      <table:table table:name="Sheet2" table:style-name="ta2">
        <table:table-column table:style-name="co5" table:default-cell-style-name="ce1"/>
        <table:table-column table:style-name="co4" table:number-columns-repeated="16383" table:default-cell-style-name="ce1"/>
        <table:table-row table:style-name="ro1">
          <table:table-cell office:value-type="string" table:style-name="ce1">
            <text:p>https://github.com/smeghammer/r_mirror/raw/master/_num/5thEpisod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a/Alternate/GibDeaths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github.com/smeghammer/r_mirror/raw/master/a/Anachronox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a/ASMDShockRif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a/AutoShot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akersLegacy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aphometsEy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loodGhos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loodyChai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RP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utcher(Gun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c/Chasm-TheRift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c/Chicke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c/ClaymoreMin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arkBas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ead/SwampTre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in JSON o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github.com/smeghammer/r_mirror/raw/master/d/Doom25SS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oom64Light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oom64Torch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oomPotpourriTex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oomTexturesforDoomII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ualBarrelLaserRif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e/EternalDoomResourc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f/FirePillars(Doom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f/FirePillars(Hexen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f/FistsofFury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g/GatlingLas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g/Gray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h/HeavyChain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T heavy machinegun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github.com/smeghammer/r_mirror/raw/master/h/HellBas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h/HexenTree&amp;LeafVariant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i/IDTex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m/MagicSpark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m/Malic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m/MaxPayne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m/MysteriesotSithTex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n/NightmareAnimations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n/Nightmar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owerslav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owerStim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owerUpRingSpawne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SXFireSki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syren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ump-ActionShot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d-ShotgunZombi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2Sma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IIChain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III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II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I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iver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adix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ainSimp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ecoloredDoom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eturnToCastleWolfenstein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evolver(PS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ingofRegeneratio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iotNerveGasLaunch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iseoftheTriad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ocketPi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ocketZombieII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omerosDoomDumpGor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creamsScreamsScream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crollofHellfir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eawee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hadowWarrior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harkwithLas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https://github.com/smeghammer/r_mirror/raw/master/s/ShellKi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hirtlessBeheadedMarin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ilver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kullCand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mallBloodContain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malltrees&amp;bush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olidSnakeSma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oulSpawne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parkleSpawne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park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quirre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https://github.com/smeghammer/r_mirror/raw/master/s/StainedGlassWindow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lagmitesandStalactit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rTrekEliteForceTex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rvingRa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tusRepor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tusReportBi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rongholdPowerPa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upplyBox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ystemShock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ekWar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<text:a xlink:href="https://github.com/smeghammer/r_mirror/raw/master/t/TeleportSmokeSpawner.zip">https://github.com/smeghammer/r_mirror/raw/master/t/TeleportSmokeSpawner.zip</text:a>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hunderFX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omeoftheForsake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ooMuchBrown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orchVariation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ormentstein3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rashCan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u/UACSniperRif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u/UndeadKnight(dualaxe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u/Undying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u/UnmakerZombi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<text:a xlink:href="https://github.com/smeghammer/r_mirror/raw/master/u/UsefulDoomEdits.zip">https://github.com/smeghammer/r_mirror/raw/master/u/UsefulDoomEdits.zip</text:a>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?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github.com/smeghammer/r_mirror/raw/master/u/UsefulFlats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u/UTNTPyro-Canno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v/VariousDoomKey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w/WallTorch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w/WandofEmbe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w/WarlordofHe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w/Witchaven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x/XtraLites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z/ZDoomBi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z/ZombiePlasmaScientis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7"/>
          <table:table-cell table:number-columns-repeated="16383"/>
        </table:table-row>
        <table:table-row table:number-rows-repeated="1048457" table:style-name="ro1">
          <table:table-cell table:number-columns-repeated="16384"/>
        </table:table-row>
      </table:table>
      <table:database-ranges>
        <table:database-range table:target-range-address="Sheet1.A7:Sheet1.A351">
          <table:sort>
            <table:sort-by table:field-number="0"/>
          </table:sort>
        </table:database-range>
        <table:database-range table:target-range-address="Sheet2.A1:Sheet2.D11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Silas Jewitt</meta:initial-creator>
    <dc:creator>Silas Jewitt</dc:creator>
    <meta:creation-date>2021-06-19T19:53:15Z</meta:creation-date>
    <dc:date>2021-06-28T19:43:33Z</dc:date>
    <meta:editing-duration>PT0S</meta:editing-duration>
  </office:meta>
</office:document-meta>
</file>